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580"/>
    </style:style>
    <style:style style:name="P2" style:family="paragraph" style:parent-style-name="Standard">
      <style:text-properties officeooo:rsid="00138580" officeooo:paragraph-rsid="00138580"/>
    </style:style>
    <style:style style:name="P3" style:family="paragraph" style:parent-style-name="Standard">
      <style:text-properties officeooo:rsid="00138580" officeooo:paragraph-rsid="0017e1d0"/>
    </style:style>
    <style:style style:name="P4" style:family="paragraph" style:parent-style-name="Standard">
      <style:text-properties officeooo:rsid="00138580" officeooo:paragraph-rsid="001a39ff"/>
    </style:style>
    <style:style style:name="P5" style:family="paragraph" style:parent-style-name="Standard">
      <style:text-properties officeooo:rsid="00138580" officeooo:paragraph-rsid="001b273e"/>
    </style:style>
    <style:style style:name="P6" style:family="paragraph" style:parent-style-name="Standard">
      <style:text-properties officeooo:rsid="0014b1ef" officeooo:paragraph-rsid="0014b1ef"/>
    </style:style>
    <style:style style:name="P7" style:family="paragraph" style:parent-style-name="Standard">
      <style:text-properties officeooo:rsid="0014b1ef" officeooo:paragraph-rsid="001690d4"/>
    </style:style>
    <style:style style:name="P8" style:family="paragraph" style:parent-style-name="Standard">
      <style:text-properties officeooo:rsid="0014b1ef" officeooo:paragraph-rsid="0017e1d0"/>
    </style:style>
    <style:style style:name="P9" style:family="paragraph" style:parent-style-name="Standard">
      <style:text-properties officeooo:rsid="0014b1ef" officeooo:paragraph-rsid="00138580"/>
    </style:style>
    <style:style style:name="P10" style:family="paragraph" style:parent-style-name="Standard">
      <style:text-properties officeooo:rsid="0014b1ef" officeooo:paragraph-rsid="0018d7f8"/>
    </style:style>
    <style:style style:name="P11" style:family="paragraph" style:parent-style-name="Standard">
      <style:text-properties officeooo:rsid="0014b1ef" officeooo:paragraph-rsid="001c72be"/>
    </style:style>
    <style:style style:name="P12" style:family="paragraph" style:parent-style-name="Standard">
      <style:text-properties officeooo:rsid="0014b1ef" officeooo:paragraph-rsid="001cea62"/>
    </style:style>
    <style:style style:name="P13" style:family="paragraph" style:parent-style-name="Standard">
      <style:text-properties officeooo:rsid="001690d4" officeooo:paragraph-rsid="001690d4"/>
    </style:style>
    <style:style style:name="P14" style:family="paragraph" style:parent-style-name="Standard">
      <style:text-properties officeooo:paragraph-rsid="001690d4"/>
    </style:style>
    <style:style style:name="P15" style:family="paragraph" style:parent-style-name="Standard">
      <style:text-properties fo:font-size="16pt" officeooo:rsid="00138580" officeooo:paragraph-rsid="00138580" style:font-size-asian="16pt" style:font-size-complex="16pt"/>
    </style:style>
    <style:style style:name="P16" style:family="paragraph" style:parent-style-name="Standard">
      <style:text-properties style:text-underline-style="solid" style:text-underline-width="auto" style:text-underline-color="font-color" officeooo:rsid="00138580" officeooo:paragraph-rsid="00138580"/>
    </style:style>
    <style:style style:name="P17" style:family="paragraph" style:parent-style-name="Standard">
      <style:text-properties style:text-underline-style="solid" style:text-underline-width="auto" style:text-underline-color="font-color" officeooo:rsid="0014b1ef" officeooo:paragraph-rsid="0018d7f8"/>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background-color="transparent">
        <style:background-image/>
      </style:paragraph-properties>
      <style:text-properties officeooo:paragraph-rsid="0018d7f8"/>
    </style:style>
    <style:style style:name="P20" style:family="paragraph" style:parent-style-name="Preformatted_20_Text">
      <style:text-properties fo:color="#a9b7c6" style:font-name="Courier New1" fo:font-size="12pt" officeooo:rsid="00138580" officeooo:paragraph-rsid="00138580" style:font-size-asian="12pt" style:font-size-complex="12pt"/>
    </style:style>
    <style:style style:name="P21" style:family="paragraph" style:parent-style-name="Preformatted_20_Text">
      <style:text-properties fo:color="#a9b7c6" style:font-name="Courier New1" fo:font-size="12pt" officeooo:rsid="0014b1ef" officeooo:paragraph-rsid="0018d7f8" style:font-size-asian="12pt" style:font-size-complex="12pt"/>
    </style:style>
    <style:style style:name="P22" style:family="paragraph" style:parent-style-name="Preformatted_20_Text">
      <style:text-properties fo:font-size="12pt" officeooo:rsid="00138580" officeooo:paragraph-rsid="0018d7f8" style:font-size-asian="12pt" style:font-size-complex="12pt"/>
    </style:style>
    <style:style style:name="P23" style:family="paragraph" style:parent-style-name="Preformatted_20_Text">
      <style:text-properties fo:font-size="12pt" officeooo:paragraph-rsid="00138580" style:font-size-asian="12pt" style:font-size-complex="12pt"/>
    </style:style>
    <style:style style:name="P24" style:family="paragraph" style:parent-style-name="Preformatted_20_Text">
      <style:text-properties fo:font-size="12pt" officeooo:rsid="001690d4" officeooo:paragraph-rsid="001690d4" style:font-size-asian="12pt" style:font-size-complex="12pt"/>
    </style:style>
    <style:style style:name="P25" style:family="paragraph" style:parent-style-name="Preformatted_20_Text">
      <style:text-properties fo:font-size="12pt" officeooo:paragraph-rsid="001690d4" style:font-size-asian="12pt" style:font-size-complex="12pt"/>
    </style:style>
    <style:style style:name="P26" style:family="paragraph" style:parent-style-name="Preformatted_20_Text">
      <style:text-properties fo:font-size="11.5pt" officeooo:rsid="0014b1ef" officeooo:paragraph-rsid="0014b1ef" style:font-size-asian="11.5pt" style:font-size-complex="11.5pt"/>
    </style:style>
    <style:style style:name="P27" style:family="paragraph" style:parent-style-name="Preformatted_20_Text">
      <style:paragraph-properties fo:margin-top="0cm" fo:margin-bottom="0.499cm" style:contextual-spacing="false" fo:background-color="transparent">
        <style:background-image/>
      </style:paragraph-properties>
      <style:text-properties fo:font-size="12pt" style:font-size-asian="12pt" style:font-size-complex="12pt"/>
    </style:style>
    <style:style style:name="P28" style:family="paragraph" style:parent-style-name="Preformatted_20_Text">
      <style:paragraph-properties fo:background-color="transparent">
        <style:background-image/>
      </style:paragraph-properties>
      <style:text-properties fo:color="#cc7832" style:font-name="Courier New1" fo:font-size="12pt" officeooo:rsid="0018d7f8" fo:background-color="transparent" style:font-name-asian="NSimSun" style:font-size-asian="12pt" style:font-name-complex="Courier New" style:font-size-complex="12pt"/>
    </style:style>
    <style:style style:name="P29" style:family="paragraph" style:parent-style-name="Preformatted_20_Text">
      <style:paragraph-properties fo:background-color="transparent">
        <style:background-image/>
      </style:paragraph-properties>
      <style:text-properties fo:color="#a9b7c6" style:font-name="Courier New1" fo:font-size="12pt" style:font-size-asian="12pt" style:font-size-complex="12pt"/>
    </style:style>
    <style:style style:name="T1" style:family="text">
      <style:text-properties officeooo:rsid="00138580"/>
    </style:style>
    <style:style style:name="T2" style:family="text">
      <style:text-properties officeooo:rsid="0014b1ef"/>
    </style:style>
    <style:style style:name="T3" style:family="text">
      <style:text-properties officeooo:rsid="001690d4"/>
    </style:style>
    <style:style style:name="T4" style:family="text">
      <style:text-properties officeooo:rsid="0017e1d0"/>
    </style:style>
    <style:style style:name="T5" style:family="text">
      <style:text-properties officeooo:rsid="0018d7f8"/>
    </style:style>
    <style:style style:name="T6" style:family="text">
      <style:text-properties fo:font-weight="bold"/>
    </style:style>
    <style:style style:name="T7" style:family="text">
      <style:text-properties fo:font-weight="bold" officeooo:rsid="001c72be"/>
    </style:style>
    <style:style style:name="T8" style:family="text">
      <style:text-properties fo:color="#cc7832"/>
    </style:style>
    <style:style style:name="T9" style:family="text">
      <style:text-properties fo:color="#cc7832" fo:font-weight="bold"/>
    </style:style>
    <style:style style:name="T10" style:family="text">
      <style:text-properties fo:color="#cc7832" fo:font-weight="bold" officeooo:rsid="0018d7f8"/>
    </style:style>
    <style:style style:name="T11" style:family="text">
      <style:text-properties fo:color="#cc7832" fo:font-weight="bold" officeooo:rsid="0018d7f8" fo:background-color="transparent" style:font-name-asian="NSimSun" style:font-name-complex="Courier New"/>
    </style:style>
    <style:style style:name="T12" style:family="text">
      <style:text-properties fo:color="#cc7832" style:font-name="Courier New1"/>
    </style:style>
    <style:style style:name="T13" style:family="text">
      <style:text-properties fo:color="#cc7832" style:font-name="Courier New1" fo:font-weight="bold"/>
    </style:style>
    <style:style style:name="T14" style:family="text">
      <style:text-properties fo:color="#cc7832" style:font-name="Courier New1" fo:font-weight="bold" officeooo:rsid="0018d7f8" fo:background-color="transparent" style:font-name-asian="NSimSun" style:font-name-complex="Courier New"/>
    </style:style>
    <style:style style:name="T15" style:family="text">
      <style:text-properties fo:color="#cc7832" style:font-name="Courier New1" fo:font-weight="bold" officeooo:rsid="001690d4"/>
    </style:style>
    <style:style style:name="T16" style:family="text">
      <style:text-properties fo:color="#cc7832" style:font-name="Courier New1" fo:font-size="12pt" fo:font-weight="bold" style:font-size-asian="12pt" style:font-size-complex="12pt"/>
    </style:style>
    <style:style style:name="T17" style:family="text">
      <style:text-properties fo:color="#6897bb"/>
    </style:style>
    <style:style style:name="T18" style:family="text">
      <style:text-properties fo:color="#6897bb" style:font-name="Courier New1" officeooo:rsid="0018d7f8"/>
    </style:style>
    <style:style style:name="T19" style:family="text">
      <style:text-properties fo:color="#6897bb" style:font-name="Courier New1" officeooo:rsid="0018d7f8" fo:background-color="transparent"/>
    </style:style>
    <style:style style:name="T20" style:family="text">
      <style:text-properties fo:color="#6897bb" style:font-name="Courier New1" officeooo:rsid="0018d7f8" fo:background-color="transparent" style:font-name-asian="NSimSun" style:font-name-complex="Courier New"/>
    </style:style>
    <style:style style:name="T21" style:family="text">
      <style:text-properties fo:color="#6897bb" style:font-name="Courier New1" officeooo:rsid="0018d7f8" style:font-name-asian="NSimSun" style:font-name-complex="Courier New"/>
    </style:style>
    <style:style style:name="T22" style:family="text">
      <style:text-properties fo:color="#6897bb" style:font-name="Courier New1" fo:font-size="12pt" officeooo:rsid="0018d7f8" fo:background-color="transparent" style:font-name-asian="NSimSun" style:font-size-asian="12pt" style:font-name-complex="Courier New" style:font-size-complex="12pt"/>
    </style:style>
    <style:style style:name="T23" style:family="text">
      <style:text-properties fo:color="#6897bb" style:font-name="Courier New1" fo:font-size="12pt" officeooo:rsid="0018d7f8" style:font-name-asian="NSimSun" style:font-size-asian="12pt" style:font-name-complex="Courier New" style:font-size-complex="12pt"/>
    </style:style>
    <style:style style:name="T24" style:family="text">
      <style:text-properties fo:color="#6897bb" style:font-name="Courier New1" fo:font-size="12pt" fo:font-weight="bold" officeooo:rsid="0018d7f8" fo:background-color="transparent" style:font-name-asian="NSimSun" style:font-size-asian="12pt" style:font-name-complex="Courier New" style:font-size-complex="12pt"/>
    </style:style>
    <style:style style:name="T25" style:family="text">
      <style:text-properties fo:color="#6897bb" style:font-name="Courier New1" fo:font-weight="bold" officeooo:rsid="0018d7f8" fo:background-color="transparent" style:font-name-asian="NSimSun" style:font-name-complex="Courier New"/>
    </style:style>
    <style:style style:name="T26" style:family="text">
      <style:text-properties fo:color="#6897bb" style:font-name="Courier New1" fo:font-weight="normal" officeooo:rsid="0018d7f8" fo:background-color="transparent" style:font-name-asian="NSimSun" style:font-weight-asian="normal" style:font-name-complex="Courier New" style:font-weight-complex="normal"/>
    </style:style>
    <style:style style:name="T27" style:family="text">
      <style:text-properties fo:color="#6897bb" officeooo:rsid="0018d7f8" fo:background-color="transparent"/>
    </style:style>
    <style:style style:name="T28" style:family="text">
      <style:text-properties fo:color="#6897bb" officeooo:rsid="0018d7f8" fo:background-color="transparent" style:font-name-asian="NSimSun" style:font-name-complex="Courier New"/>
    </style:style>
    <style:style style:name="T29" style:family="text">
      <style:text-properties fo:color="#a9b7c6" style:font-name="Courier New1"/>
    </style:style>
    <style:style style:name="T30" style:family="text">
      <style:text-properties fo:color="#a9b7c6" style:font-name="Courier New1" officeooo:rsid="00138580"/>
    </style:style>
    <style:style style:name="T31" style:family="text">
      <style:text-properties fo:background-color="transparent" style:font-name-asian="NSimSun" style:font-name-complex="Courier New"/>
    </style:style>
    <style:style style:name="T32" style:family="text">
      <style:text-properties officeooo:rsid="001c72be" fo:background-color="transparent" style:font-name-asian="NSimSun" style:font-name-complex="Courier New"/>
    </style:style>
    <style:style style:name="T33" style:family="text">
      <style:text-properties officeooo:rsid="0018d7f8" fo:background-color="transparent" style:font-name-asian="NSimSun" style:font-name-complex="Courier New"/>
    </style:style>
    <style:style style:name="T34" style:family="text">
      <style:text-properties officeooo:rsid="001cea62" fo:background-color="transparent" style:font-name-asian="NSimSun" style:font-name-complex="Courier New"/>
    </style:style>
    <style:style style:name="T35" style:family="text">
      <style:text-properties fo:color="#000000" style:font-name="Times New Roman"/>
    </style:style>
    <style:style style:name="T36" style:family="text">
      <style:text-properties fo:color="#000000" style:font-name="Times New Roman" officeooo:rsid="00138580"/>
    </style:style>
    <style:style style:name="T37" style:family="text">
      <style:text-properties fo:color="#000000" style:font-name="Times New Roman" fo:font-size="12pt" fo:font-weight="normal" style:font-name-asian="NSimSun" style:font-size-asian="12pt" style:font-weight-asian="normal" style:font-name-complex="Courier New" style:font-size-complex="12pt" style:font-weight-complex="normal"/>
    </style:style>
    <style:style style:name="T38" style:family="text">
      <style:text-properties fo:color="#000000" style:font-name="Times New Roman" fo:font-size="12pt" officeooo:rsid="00138580" style:font-name-asian="NSimSun" style:font-size-asian="12pt" style:font-name-complex="Courier New" style:font-size-complex="12pt"/>
    </style:style>
    <style:style style:name="T39" style:family="text">
      <style:text-properties officeooo:rsid="001a39ff"/>
    </style:style>
    <style:style style:name="T40" style:family="text">
      <style:text-properties officeooo:rsid="001b273e"/>
    </style:style>
    <style:style style:name="T41" style:family="text">
      <style:text-properties officeooo:rsid="001c72be"/>
    </style:style>
    <style:style style:name="T42" style:family="text">
      <style:text-properties style:text-underline-style="solid" style:text-underline-width="auto" style:text-underline-color="font-color" officeooo:rsid="001cea62" fo:background-color="transparent" style:font-name-asian="NSimSun"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lasse boolContainer :</text:p>
      <text:p text:style-name="P2"/>
      <text:p text:style-name="P4"><text:span text:style-name="T39">La classe BoolContainer gère une collection dynamique de booléens. Cette collection a une taille spécifiée à sa création, cependant elle peut être modifiée à la demande ou optimisée automatiquement.</text:span></text:p>
      <text:p text:style-name="P4"><text:span text:style-name="T39">La classe est dotée de méthodes d'affichage, d'ajout et de suppression d'items, de réunion d'une autre collection de bolléens et de modification de capacité.</text:span></text:p>
      <text:p text:style-name="P4"><text:span text:style-name="T39"/></text:p>
      <text:p text:style-name="P5"><text:span text:style-name="T40">En interne, les booléens sont stockés dans un tableau statique de booléens. Celui-ci présenta l'avantage de prendre peu de place en mémoire et de permettre un accès rapide aux éléments. Cependant, cela impose de recréer un tableau et de copier recopier tous les éléments du tableau un à un à chaque fois que sa taille est modifiée.</text:span></text:p>
      <text:p text:style-name="P4"><text:span text:style-name="T39"/></text:p>
      <text:p text:style-name="P4"><text:span text:style-name="T39">Les attributs et méthodes de la classe sont spécifiés ci-après.</text:span></text:p>
      <text:p text:style-name="P2"/>
      <text:p text:style-name="P16"/>
      <text:p text:style-name="P16">Attributs:</text:p>
      <text:p text:style-name="P20"><text:span text:style-name="T9">unsigned int </text:span><text:span text:style-name="T28">tailleUtilisee</text:span><text:span text:style-name="T8">;</text:span></text:p>
      <text:p text:style-name="P29"><text:span text:style-name="T9">unsigned int </text:span><text:span text:style-name="T27">tailleDispo</text:span><text:span text:style-name="T8">;</text:span></text:p>
      <text:p text:style-name="P27"><text:span text:style-name="T13">bool </text:span><text:span text:style-name="T20">*tab </text:span><text:span text:style-name="T12">;</text:span></text:p>
      <text:p text:style-name="P16"/>
      <text:p text:style-name="P16">Méthodes publiques :</text:p>
      <text:p text:style-name="P2"/>
      <text:p text:style-name="P19"><text:span text:style-name="T1">Constructeur par défaut : </text:span></text:p>
      <text:p text:style-name="P19"><text:span text:style-name="T19">BoolContainer</text:span><text:span text:style-name="T18">(</text:span><text:span text:style-name="T13">unsigned int </text:span><text:span text:style-name="T18">nouvelleTaille</text:span><text:span text:style-name="T29"> </text:span><text:span text:style-name="T18">=</text:span><text:span text:style-name="T29"> </text:span><text:span text:style-name="T18">DEFAULT_LENGTH)</text:span><text:span text:style-name="T30"> </text:span><text:span text:style-name="T36">:</text:span></text:p>
      <text:p text:style-name="P3">tailleDispo ← nouvelleTaille</text:p>
      <text:p text:style-name="P2">tailleUtilisee ← 0</text:p>
      <text:p text:style-name="P2">tab ← nouveau tableau de booléens de longueur tailleDispo</text:p>
      <text:p text:style-name="P2"/>
      <text:p text:style-name="P2">Constructeur <text:span text:style-name="T5">avec tableau d'initialisation</text:span> :</text:p>
      <text:p text:style-name="P22"><text:span text:style-name="T19">BoolContainer</text:span><text:span text:style-name="T18">(</text:span><text:span text:style-name="T13">bool </text:span><text:span text:style-name="T21">nouveauTab[]</text:span><text:span text:style-name="T12">,</text:span><text:span text:style-name="T13">unsigned int </text:span><text:span text:style-name="T21">nouvelleTaille) </text:span><text:span text:style-name="T35">:</text:span></text:p>
      <text:p text:style-name="P2">tailleUtilisee ← <text:span text:style-name="T5">nouvelleTaille</text:span></text:p>
      <text:p text:style-name="P2">tailleDispo ← <text:span text:style-name="T5">nouvelleTaille</text:span></text:p>
      <text:p text:style-name="P2">tab ← affectation une à une des valeurs de newTab</text:p>
      <text:p text:style-name="P2"/>
      <text:p text:style-name="P13">Destructeur() : <text:span text:style-name="T22">BoolContainer</text:span><text:span text:style-name="T23">::~BoolContainer ( ) </text:span><text:span text:style-name="T38">:</text:span></text:p>
      <text:p text:style-name="P13">d<text:span text:style-name="T5">é</text:span>truit le tableau</text:p>
      <text:p text:style-name="P2"/>
      <text:p text:style-name="P2">Afficher : <text:span text:style-name="T16">int</text:span><text:span text:style-name="T13"> </text:span><text:span text:style-name="T22">BoolContainer::Afficher() </text:span><text:span text:style-name="T16">const </text:span><text:span text:style-name="T37">:</text:span></text:p>
      <text:p text:style-name="P2">Affichage de tailleUtilisee et tailleDispo</text:p>
      <text:p text:style-name="P2">Affichage standard de tous les éléments un à un</text:p>
      <text:p text:style-name="P2"/>
      <text:p text:style-name="P2">Ajouter(booléen b) : <text:span text:style-name="T16">int</text:span><text:span text:style-name="T24"> </text:span><text:span text:style-name="T22">BoolContainer::Ajouter(</text:span><text:span text:style-name="T16">bool</text:span><text:span text:style-name="T24"> b)</text:span></text:p>
      <text:p text:style-name="P1"><text:span text:style-name="T1">Si tailleDispo = tailleUtilisee alors </text:span><text:span text:style-name="T2">appel de </text:span><text:span text:style-name="T3">Ajuster</text:span><text:span text:style-name="T2">(tailleUtilisee+1)</text:span></text:p>
      <text:p text:style-name="P6">Ajout du booléen en fin de tableau</text:p>
      <text:p text:style-name="P8"><text:span text:style-name="T4">Incrémentation de tailleUtilisee</text:span></text:p>
      <text:p text:style-name="P2"/>
      <text:p text:style-name="P6">Retirer(entier debut, entier longueur = 1 par défaut) : </text:p>
      <text:p text:style-name="P26"><text:span text:style-name="T13">int</text:span><text:span text:style-name="T25"> </text:span><text:span text:style-name="T20">BoolContainer::Retirer(</text:span><text:span text:style-name="T13">unsigned int</text:span><text:span text:style-name="T25"> </text:span><text:span text:style-name="T20">debut</text:span><text:span text:style-name="T12">,</text:span><text:span text:style-name="T13">unsigned int </text:span><text:span text:style-name="T20">longueur)</text:span></text:p>
      <text:p text:style-name="P6">Création d'un nouveau tableau de taille tailleUtilisee – longueur</text:p>
      <text:p text:style-name="P6">Copie de tous les éléments de tab vers ce tableau sauf ceux qui sont supprimés (de début à début + <text:soft-page-break/>longueur)</text:p>
      <text:p text:style-name="P6">Mise à jour du pointeur</text:p>
      <text:p text:style-name="P6"/>
      <text:p text:style-name="P13">Ajuster(entier nouvelleTaille) :</text:p>
      <text:p text:style-name="P24"><text:span text:style-name="T13">int</text:span><text:span text:style-name="T25"> </text:span><text:span text:style-name="T26">BoolContainer::Ajuster(</text:span><text:span text:style-name="T13">unsigned int</text:span><text:span text:style-name="T25"> </text:span><text:span text:style-name="T20">nouvelletaille)</text:span></text:p>
      <text:p text:style-name="P7">Crée un nouveau tableau de taille nouvelleTaille et le remplit avec les éléments de l'ancien tableau avec mise à jour de l'adresse du pointeur tab</text:p>
      <text:p text:style-name="P7">Met a jour les attributs TailleDispo et TailleUtilisee</text:p>
      <text:p text:style-name="P7"/>
      <text:p text:style-name="P14"><text:span text:style-name="T3">Réunir(</text:span><text:span text:style-name="T1">boolContainer </text:span><text:span text:style-name="T3">c2) :</text:span></text:p>
      <text:p text:style-name="P25"><text:span text:style-name="T15">int</text:span><text:span text:style-name="T25"> BoolContainer::Reunir(</text:span><text:span text:style-name="T15">const</text:span><text:span text:style-name="T25"> </text:span><text:span text:style-name="T20">BoolContainer &amp; boolContainerBis)</text:span></text:p>
      <text:p text:style-name="P13">Ajuster(tailleUtilisee+c2.tailleUtilisee)</text:p>
      <text:p text:style-name="P13">Ajouter un à un les éléments de c2</text:p>
      <text:p text:style-name="P9"><text:span text:style-name="T5"/></text:p>
      <text:p text:style-name="P10"><text:span text:style-name="T5"/></text:p>
      <text:p text:style-name="P17"><text:span text:style-name="T5">Codes d'erreur :</text:span></text:p>
      <text:p text:style-name="P10"><text:span text:style-name="T5">Nous avons choisi de faire renvoyer un code entier par nos fonctions de façon à détecter plus facilement certaines erreurs </text:span><text:span text:style-name="T41">d’exécution</text:span><text:span text:style-name="T5"> via des codes :</text:span></text:p>
      <text:p text:style-name="P10"><text:span text:style-name="T5"/></text:p>
      <text:p text:style-name="P21"><text:span text:style-name="T10">const int </text:span><text:span text:style-name="T28">ERROR_NON_INTUITIVE_ADJUSTMENT = 100</text:span><text:span text:style-name="T11">;</text:span></text:p>
      <text:p text:style-name="Standard"><text:span text:style-name="T31">Ce code d'erreur est renvoyé par la méthode Ajuster si </text:span><text:span text:style-name="T32">la nouvelle taille demandée est inférieure à la taille actuellement utilisée par la collection.</text:span></text:p>
      <text:p text:style-name="P28"><text:span text:style-name="T6">const int </text:span><text:span text:style-name="T17">ERROR_RESIZE_FAILED = 101</text:span><text:span text:style-name="T6">;</text:span></text:p>
      <text:p text:style-name="P18"><text:span text:style-name="T41">Échec de redimensionnement du tableau.</text:span></text:p>
      <text:p text:style-name="P23"><text:span text:style-name="T9">const int </text:span><text:span text:style-name="T19">ERROR_OUT_OF_BOUNDARY = 102</text:span><text:span text:style-name="T14">;</text:span></text:p>
      <text:p text:style-name="P11"><text:span text:style-name="T33">Ce code d'erreur est renvoyé par la méthode </text:span><text:span text:style-name="T32">Retirer si un ou des éléments dont on demande le retrait ne se trouvent pas dans la collection, c'est à dire au delà de tailleUtilisee.</text:span></text:p>
      <text:p text:style-name="P11"><text:span text:style-name="T32"/></text:p>
      <text:p text:style-name="P11"><text:span text:style-name="T32"/></text:p>
      <text:p text:style-name="P12"><text:span text:style-name="T42">Tests :</text:span><text:span text:style-name="T3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ern Haumont</meta:initial-creator>
    <meta:creation-date>2015-10-05T15:04:57.99</meta:creation-date>
    <dc:date>2015-10-12T15:36:49.55</dc:date>
    <dc:creator>Edern Haumont</dc:creator>
    <meta:editing-duration>PT20M11S</meta:editing-duration>
    <meta:editing-cycles>4</meta:editing-cycles>
    <meta:generator>LibreOffice/4.0.5.2$Windows_x86 LibreOffice_project/5464147a081647a250913f19c0715bca595af2f</meta:generator>
    <meta:document-statistic meta:table-count="0" meta:image-count="0" meta:object-count="0" meta:page-count="2" meta:paragraph-count="51" meta:word-count="453" meta:character-count="3103" meta:non-whitespace-character-count="2697"/>
  </office:meta>
</office:document-meta>
</file>